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0in" fo:margin-right="0in" fo:orphans="2" fo:widows="2" fo:text-indent="0in" style:auto-text-indent="false"/>
      <style:text-properties fo:font-variant="normal" fo:text-transform="none" fo:color="#000000" loext:opacity="100%" style:font-name="S hne"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arning Notes: Setting Up Rocket.Chat LiveChat</text:p>
      <text:p text:style-name="Standard"/>
      <text:p text:style-name="P2">Prerequisites:</text:p>
      <text:p text:style-name="Standard"/>
      <text:p text:style-name="Standard">Ensure Node.js and Yarn are installed.</text:p>
      <text:p text:style-name="Standard"/>
      <text:p text:style-name="Standard">Yarn is recommended over npm for package management.</text:p>
      <text:p text:style-name="Standard"/>
      <text:p text:style-name="Standard">Setting Up LiveChat:</text:p>
      <text:p text:style-name="Standard"/>
      <text:p text:style-name="Standard">Cloning the Source Code:</text:p>
      <text:p text:style-name="Standard"/>
      <text:p text:style-name="Standard">Use git clone to download the LiveChat source code from the Rocket.Chat GitHub repository.</text:p>
      <text:p text:style-name="Standard">Navigating to the LiveChat Folder:</text:p>
      <text:p text:style-name="Standard"/>
      <text:p text:style-name="Standard">Use the cd command to navigate to the LiveChat folder within the cloned repository.</text:p>
      <text:p text:style-name="Standard">Installing Dependencies:</text:p>
      <text:p text:style-name="Standard"/>
      <text:p text:style-name="Standard">Use yarn to install project dependencies.</text:p>
      <text:p text:style-name="Standard"/>
      <text:p text:style-name="P3">These learning notes summarize the steps required to set up Rocket.Chat LiveChat for omnichannel communication. It's essential to ensure that you have the necessary prerequisites installed, follow each step carefully, and check for recommended versions of Node.js and Yarn. If you encounter any issues or have questions, don't hesitate to seek assistan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12:49:31.897658424</meta:creation-date>
    <dc:date>2023-10-23T12:55:37.772620493</dc:date>
    <meta:editing-duration>PT6M7S</meta:editing-duration>
    <meta:editing-cycles>1</meta:editing-cycles>
    <meta:document-statistic meta:table-count="0" meta:image-count="0" meta:object-count="0" meta:page-count="1" meta:paragraph-count="12" meta:word-count="121" meta:character-count="822" meta:non-whitespace-character-count="713"/>
    <meta:generator>LibreOffice/7.3.7.2$Linux_X86_64 LibreOffice_project/30$Build-2</meta:generator>
  </office:meta>
</office:document-meta>
</file>